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ResourceBundleFactory._create( String sourceURI , Locale locale , XMLResourceBundle pa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ResourceBundleFactory.getCacheKey( String [ ] directories , int index , String name , Locale loca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ResourceBundleFactory.select( String directory , String name , String loca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sourceBundleFactory._select( String [ ] directories , int index , String name , Locale local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XMLResourceBundleFactory.getParentLocale( Locale loca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ResourceBundleFactory.select( String directory , String nam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sourceBundleFactory.select( String nam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sourceBundleFactory.ge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sourceBundleFactory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ResourceBundleFactory.selectCached( String cache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ResourceBundleFactory.release( Bundle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ResourceBundleFactory.getSourceURI( String base , String name , Locale local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XMLResourceBundleFactory.select( String [ ] directories , String name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ResourceBundleFactory.select( String name , String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sourceBundleFactory.updateCache( String cacheKey , XMLResourceBundle bund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ResourceBundleFactory.configure( Configuration configu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ResourceBundleFactory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